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9999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svg:stroke-width="0.102cm" svg:stroke-color="#000000" draw:marker-start-width="0.352cm" draw:marker-end-width="0.352cm" draw:fill="bitmap" draw:fill-color="#0066cc" draw:fill-image-name="Sky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 style:list-style-name="L4">
      <style:graphic-properties svg:stroke-width="0.102cm" svg:stroke-color="#000000" draw:marker-start-width="0.352cm" draw:marker-end-width="0.352cm" draw:fill="bitmap" draw:fill-color="#3333ff" draw:fill-image-name="Sky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03cm" svg:stroke-color="#ff3333" draw:marker-start-width="0.503cm" draw:marker-end="Arrowheads_20_1" draw:marker-end-width="0.603cm" draw:fill="none" draw:fill-color="#3333ff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 style:list-style-name="L7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20" style:family="graphic" style:parent-style-name="standard" style:list-style-name="L7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subtitle">
      <style:graphic-properties draw:fill-color="#ffffff" fo:min-height="20.7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style:paragraph-properties fo:margin-left="0.948cm" fo:margin-right="0cm" fo:margin-top="0.317cm" fo:margin-bottom="0cm" fo:line-height="80%" fo:text-indent="-0.754cm" style:punctuation-wrap="hanging" style:line-break="strict"/>
    </style:style>
    <style:style style:name="P12" style:family="paragraph">
      <style:paragraph-properties fo:margin-left="0.948cm" fo:margin-right="0cm" fo:margin-top="0.246cm" fo:margin-bottom="0cm" fo:line-height="80%" fo:text-indent="-0.754cm" style:punctuation-wrap="hanging" style:line-break="strict"/>
    </style:style>
    <style:style style:name="P13" style:family="paragraph">
      <style:paragraph-properties fo:margin-left="0.948cm" fo:margin-right="0cm" fo:margin-top="0.317cm" fo:margin-bottom="0cm" fo:line-height="80%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color="#ff0000" fo:font-size="24pt" fo:language="en" fo:country="US" style:font-size-asian="24pt" style:font-size-complex="24pt"/>
    </style:style>
    <style:style style:name="T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7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0" style:family="text">
      <style:text-properties fo:font-size="19.8999996185303pt" fo:language="en" fo:country="US"/>
    </style:style>
    <style:style style:name="T11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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20.746cm" svg:x="0cm" svg:y="0.254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8.634cm" svg:height="1.526cm" svg:x="10.922cm" svg:y="19.388cm">
          <text:list text:style-name="L2">
            <text:list-header>
              <text:p text:style-name="P1"><text:span text:style-name="T1">X-ray, NMR str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1.526cm" svg:x="6.586cm" svg:y="16.518cm">
          <text:list text:style-name="L2">
            <text:list-header>
              <text:p text:style-name="P1"><text:span text:style-name="T1"><text:s/></text:span><text:span text:style-name="T1">coordinate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1.526cm" svg:x="11.976cm" svg:y="14.014cm">
          <text:list text:style-name="L2">
            <text:list-header>
              <text:p text:style-name="P1"><text:span text:style-name="T1">System 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86cm" svg:height="1.526cm" svg:x="21.59cm" svg:y="13.902cm">
          <text:list text:style-name="L2">
            <text:list-header>
              <text:p text:style-name="P1"><text:span text:style-name="T1">Simulation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4cm" svg:height="1.526cm" svg:x="17.274cm" svg:y="11.938cm">
          <text:list text:style-name="L2">
            <text:list-header>
              <text:p text:style-name="P1"><text:span text:style-name="T1">MD-paramete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1.018cm" svg:x="2.878cm" svg:y="14.432cm">
          <text:list text:style-name="L2">
            <text:list-header>
              <text:p text:style-name="P1"><text:span text:style-name="T1">Molecule Defini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1.018cm" svg:x="1.016cm" svg:y="16.002cm">
          <text:list text:style-name="L2">
            <text:list-header>
              <text:p text:style-name="P1"><text:span text:style-name="T1">Homology mod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cm" svg:height="1.526cm" svg:x="21.592cm" svg:y="15.748cm">
          <text:list text:style-name="L2">
            <text:list-header>
              <text:p text:style-name="P1"><text:span text:style-name="T1">Trajectory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4cm" svg:height="1.526cm" svg:x="20.066cm" svg:y="18.288cm">
          <text:list text:style-name="L2">
            <text:list-header>
              <text:p text:style-name="P1"><text:span text:style-name="T1">Analysi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04cm" svg:y1="16.518cm" svg:x2="8.904cm" svg:y2="15.45cm">
          <text:p/>
        </draw:line>
        <draw:custom-shape draw:style-name="gr4" draw:text-style-name="P5" draw:layer="layout" svg:width="6.096cm" svg:height="2.448cm" svg:x="7.262cm" svg:y="1.546cm">
          <text:p text:style-name="P5"><text:span text:style-name="T2"><text:s/></text:span><text:span text:style-name="T2">Initialization</text:span></text:p>
          <text:p text:style-name="P5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9.906cm" svg:height="5.172cm" svg:x="16.646cm" svg:y="0.67cm">
          <text:p text:style-name="P6"/>
          <text:p text:style-name="P7"><text:span text:style-name="T3"/></text:p>
          <text:list text:style-name="L4">
            <text:list-item>
              <text:p text:style-name="P7"><text:span text:style-name="T3">Define Unit cell</text:span></text:p>
            </text:list-item>
            <text:list-item>
              <text:p text:style-name="P7"><text:span text:style-name="T3">Assemble the system</text:span></text:p>
            </text:list-item>
            <text:list-item>
              <text:p text:style-name="P7"><text:span text:style-name="T3">Add Solvent</text:span></text:p>
            </text:list-item>
            <text:list-item>
              <text:p text:style-name="P7"><text:span text:style-name="T3">Add Ions</text:span></text:p>
            </text:list-item>
            <text:list-item>
              <text:p text:style-name="P7"><text:span text:style-name="T3">Minimize</text:span></text:p>
            </text:list-item>
          </text:list>
          <text:p text:style-name="P7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838cm" svg:y1="2.794cm" svg:x2="16.646cm" svg:y2="2.794cm">
          <text:p/>
        </draw:line>
        <draw:line draw:style-name="gr6" draw:text-style-name="P6" draw:layer="layout" svg:x1="14.938cm" svg:y1="2.794cm" svg:x2="13.404cm" svg:y2="2.794cm">
          <text:p/>
        </draw:line>
        <draw:custom-shape draw:style-name="gr4" draw:text-style-name="P6" draw:layer="layout" svg:width="5.08cm" svg:height="1.524cm" svg:x="0.762cm" svg:y="15.748cm">
          <text:p text:style-name="P6"><text:span text:style-name="T2"/></text:p>
          <text:p text:style-name="P6"><text:span text:style-name="T2">Topology</text:span>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7.778cm" svg:x2="2.413cm" svg:y2="9.586cm">
          <text:p/>
        </draw:line>
        <draw:custom-shape draw:style-name="gr4" draw:text-style-name="P6" draw:layer="layout" svg:width="7.62cm" svg:height="2.448cm" svg:x="7.096cm" svg:y="9.144cm">
          <text:p text:style-name="P6"><text:span text:style-name="T2">Molecule Definition</text:span>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096cm" svg:height="2.448cm" svg:x="16.786cm" svg:y="8.982cm">
          <text:p text:style-name="P6"><text:span text:style-name="T2">Initialization</text:span>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096cm" svg:height="2.448cm" svg:x="21.904cm" svg:y="8.982cm">
          <text:p text:style-name="P6"><text:span text:style-name="T2">Initialization</text:span>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906cm" svg:y1="3.994cm" svg:x2="9.906cm" svg:y2="9.144cm">
          <text:p/>
        </draw:line>
        <draw:custom-shape draw:style-name="gr4" draw:text-style-name="P6" draw:layer="layout" svg:width="4.533cm" svg:height="2.233cm" svg:x="0.319cm" svg:y="5.379cm">
          <text:p text:style-name="P8"><text:span text:style-name="T2">Forcefield</text:span>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096cm" svg:height="2.448cm" svg:x="7.262cm" svg:y="1.547cm">
          <text:p text:style-name="P5"><text:span text:style-name="T2"><text:s/></text:span><text:span text:style-name="T2">Initialization</text:span></text:p>
          <text:p text:style-name="P5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096cm" svg:height="2.448cm" svg:x="7.262cm" svg:y="1.547cm">
          <text:p text:style-name="P5"><text:span text:style-name="T2"><text:s/></text:span><text:span text:style-name="T2">Initialization</text:span></text:p>
          <text:p text:style-name="P5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096cm" svg:height="2.448cm" svg:x="0cm" svg:y="9.652cm">
          <text:p text:style-name="P5"><text:span text:style-name="T2"><text:s/></text:span><text:span text:style-name="T2">Initialization</text:span></text:p>
          <text:p text:style-name="P5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8" draw:text-style-name="P10" draw:layer="layout" svg:width="6.533cm" svg:height="1.458cm" svg:x="20.066cm" svg:y="19.124cm">
          <text:list text:style-name="L2">
            <text:list-header>
              <text:p text:style-name="P9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6.6cm" svg:height="16.1cm" svg:x="0.51cm" svg:y="4.244cm">
          <text:list text:style-name="L5">
            <text:list-header>
              <text:p text:style-name="P11"><text:span text:style-name="T5"/></text:p>
            </text:list-header>
          </text:list>
          <text:list text:style-name="L2">
            <text:list-header>
              <text:p text:style-name="P11"><text:span text:style-name="T1"><text:s text:c="3"/></text:span></text:p>
            </text:list-header>
          </text:list>
          <text:list text:style-name="L5">
            <text:list-header>
              <text:p text:style-name="P11"><text:span text:style-name="T5"/></text:p>
            </text:list-header>
          </text:list>
          <text:list text:style-name="L2">
            <text:list-header>
              <text:p text:style-name="P12"><text:span text:style-name="T6"/></text:p>
            </text:list-header>
          </text:list>
          <text:list text:style-name="L6">
            <text:list-header>
              <text:p text:style-name="P12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11.9cm" svg:height="1.959cm" svg:x="1.399cm" svg:y="0.841cm">
          <text:list text:style-name="L7">
            <text:list-header>
              <text:p text:style-name="P1"><text:span text:style-name="T7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9.518cm" svg:height="1.683cm" svg:x="8.764cm" svg:y="5.327cm">
          <text:list text:style-name="L2">
            <text:list-header>
              <text:p text:style-name="P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717cm" svg:y1="7.009cm" svg:x2="13.723cm" svg:y2="9.24cm">
          <text:p/>
        </draw:line>
        <draw:line draw:style-name="gr12" draw:text-style-name="P4" draw:layer="layout" svg:x1="7.84cm" svg:y1="9.24cm" svg:x2="19.599cm" svg:y2="9.244cm">
          <text:p/>
        </draw:line>
        <draw:line draw:style-name="gr3" draw:text-style-name="P4" draw:layer="layout" svg:x1="7.84cm" svg:y1="9.24cm" svg:x2="7.844cm" svg:y2="11.481cm">
          <text:p/>
        </draw:line>
        <draw:line draw:style-name="gr3" draw:text-style-name="P4" draw:layer="layout" svg:x1="19.599cm" svg:y1="9.24cm" svg:x2="19.603cm" svg:y2="11.481cm">
          <text:p/>
        </draw:line>
        <draw:custom-shape draw:style-name="gr13" draw:text-style-name="P14" draw:layer="layout" svg:width="9.518cm" svg:height="2.518cm" svg:x="3.15cm" svg:y="11.481cm">
          <text:list text:style-name="L2">
            <text:list-header>
              <text:p text:style-name="P1"><text:span text:style-name="T8">Classical </text:span></text:p>
              <text:p text:style-name="P1"><text:span text:style-name="T8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1.759cm" svg:height="2.518cm" svg:x="14.84cm" svg:y="11.481cm">
          <text:list text:style-name="L2">
            <text:list-header>
              <text:p text:style-name="P1"><text:span text:style-name="T9">Ab initio</text:span><text:span text:style-name="T8"> (quantum mechanical) <text:s/></text:span></text:p>
              <text:p text:style-name="P1"><text:span text:style-name="T8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641cm" svg:height="3.636cm" svg:x="1.958cm" svg:y="15.399cm">
          <text:list text:style-name="L8">
            <text:list-item>
              <text:p text:style-name="P15"><text:span text:style-name="T10"><text:s text:c="2"/></text:span><text:span text:style-name="T10">Atoms are treated as classical <text:s text:c="3"/>particles</text:span></text:p>
            </text:list-item>
            <text:list-item>
              <text:p text:style-name="P15"><text:span text:style-name="T10"><text:s text:c="2"/></text:span><text:span text:style-name="T10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10.641cm" svg:height="4.477cm" svg:x="14.841cm" svg:y="15.399cm">
          <text:list text:style-name="L2">
            <text:list-header>
              <text:p text:style-name="P15"><text:span text:style-name="T10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7" draw:text-style-name="P17" draw:layer="layout" svg:width="9.1cm" svg:height="1.485cm" svg:x="11.895cm" svg:y="28.209cm">
            <text:list text:style-name="L2">
              <text:list-header>
                <text:p text:style-name="P9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4cm" svg:height="11.138cm" svg:x="3.5cm" svg:y="2.227cm" draw:page-number="2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custom-shape draw:style-name="gr18" draw:text-style-name="P10" draw:layer="layout" svg:width="6.533cm" svg:height="1.458cm" svg:x="20.066cm" svg:y="19.124cm">
          <text:list text:style-name="L2">
            <text:list-header>
              <text:p text:style-name="P9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3" draw:layer="layout" svg:width="26.6cm" svg:height="16.1cm" svg:x="0.51cm" svg:y="4.244cm">
          <text:list text:style-name="L5">
            <text:list-header>
              <text:p text:style-name="P11"><text:span text:style-name="T5"/></text:p>
            </text:list-header>
          </text:list>
          <text:list text:style-name="L2">
            <text:list-header>
              <text:p text:style-name="P11"><text:span text:style-name="T1"><text:s text:c="3"/></text:span></text:p>
            </text:list-header>
          </text:list>
          <text:list text:style-name="L5">
            <text:list-header>
              <text:p text:style-name="P11"><text:span text:style-name="T5"/></text:p>
            </text:list-header>
          </text:list>
          <text:list text:style-name="L2">
            <text:list-header>
              <text:p text:style-name="P12"><text:span text:style-name="T6"/></text:p>
            </text:list-header>
          </text:list>
          <text:list text:style-name="L6">
            <text:list-header>
              <text:p text:style-name="P12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1.9cm" svg:height="1.959cm" svg:x="1.399cm" svg:y="0.841cm">
          <text:list text:style-name="L7">
            <text:list-header>
              <text:p text:style-name="P1"><text:span text:style-name="T7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9.518cm" svg:height="1.683cm" svg:x="8.764cm" svg:y="5.327cm">
          <text:list text:style-name="L2">
            <text:list-header>
              <text:p text:style-name="P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717cm" svg:y1="7.009cm" svg:x2="13.723cm" svg:y2="9.24cm">
          <text:p/>
        </draw:line>
        <draw:line draw:style-name="gr12" draw:text-style-name="P4" draw:layer="layout" svg:x1="7.84cm" svg:y1="9.24cm" svg:x2="19.599cm" svg:y2="9.244cm">
          <text:p/>
        </draw:line>
        <draw:line draw:style-name="gr3" draw:text-style-name="P4" draw:layer="layout" svg:x1="7.84cm" svg:y1="9.24cm" svg:x2="7.844cm" svg:y2="11.481cm">
          <text:p/>
        </draw:line>
        <draw:line draw:style-name="gr3" draw:text-style-name="P4" draw:layer="layout" svg:x1="19.599cm" svg:y1="9.24cm" svg:x2="19.603cm" svg:y2="11.481cm">
          <text:p/>
        </draw:line>
        <draw:custom-shape draw:style-name="gr22" draw:text-style-name="P14" draw:layer="layout" svg:width="9.518cm" svg:height="2.518cm" svg:x="3.15cm" svg:y="11.481cm">
          <text:list text:style-name="L2">
            <text:list-header>
              <text:p text:style-name="P1"><text:span text:style-name="T8">Classical </text:span></text:p>
              <text:p text:style-name="P1"><text:span text:style-name="T8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1.759cm" svg:height="2.518cm" svg:x="14.84cm" svg:y="11.481cm">
          <text:list text:style-name="L2">
            <text:list-header>
              <text:p text:style-name="P1"><text:span text:style-name="T9">Ab initio</text:span><text:span text:style-name="T8"> (quantum mechanical) <text:s/></text:span></text:p>
              <text:p text:style-name="P1"><text:span text:style-name="T8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0.641cm" svg:height="3.636cm" svg:x="1.958cm" svg:y="15.399cm">
          <text:list text:style-name="L8">
            <text:list-item>
              <text:p text:style-name="P15"><text:span text:style-name="T10"><text:s text:c="2"/></text:span><text:span text:style-name="T10">Atoms are treated as classical <text:s text:c="3"/>particles</text:span></text:p>
            </text:list-item>
            <text:list-item>
              <text:p text:style-name="P15"><text:span text:style-name="T10"><text:s text:c="2"/></text:span><text:span text:style-name="T10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10.641cm" svg:height="4.477cm" svg:x="14.841cm" svg:y="15.399cm">
          <text:list text:style-name="L2">
            <text:list-header>
              <text:p text:style-name="P15"><text:span text:style-name="T10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26" draw:text-style-name="P17" draw:layer="layout" svg:width="9.1cm" svg:height="1.485cm" svg:x="11.895cm" svg:y="28.209cm">
            <text:list text:style-name="L2">
              <text:list-header>
                <text:p text:style-name="P9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4cm" svg:height="11.138cm" svg:x="3.5cm" svg:y="2.227cm" draw:page-number="3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5:31:45</meta:creation-date>
    <dc:date>2018-06-01T17:21:09.556866501</dc:date>
    <meta:editing-duration>PT2H52M19S</meta:editing-duration>
    <meta:editing-cycles>119</meta:editing-cycles>
    <meta:generator>LibreOffice/4.2.8.2$Linux_X86_64 LibreOffice_project/420m0$Build-2</meta:generator>
    <meta:document-statistic meta:object-count="78"/>
  </office:meta>
</office:document-meta>
</file>